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orphans="0" fo:widows="0"/>
      <style:text-properties style:font-name="DejaVu Serif Condensed" fo:font-size="11pt" style:font-size-asian="11pt" style:font-size-complex="11pt"/>
    </style:style>
    <style:style style:name="P2" style:family="paragraph" style:parent-style-name="Standard">
      <style:paragraph-properties fo:orphans="0" fo:widows="0"/>
      <style:text-properties style:font-name="DejaVu Serif Condensed" fo:font-size="11pt" fo:font-weight="bold" style:font-size-asian="11pt" style:font-weight-asian="bold" style:font-size-complex="11pt" style:font-weight-complex="bold"/>
    </style:style>
    <style:style style:name="P3" style:family="paragraph" style:parent-style-name="Standard">
      <style:paragraph-properties fo:orphans="0" fo:widows="0"/>
      <style:text-properties style:font-name="DejaVu Serif Condensed" fo:font-size="11pt" fo:font-weight="normal" style:font-size-asian="11pt" style:font-weight-asian="normal" style:font-size-complex="11pt" style:font-weight-complex="normal"/>
    </style:style>
    <style:style style:name="P4" style:family="paragraph" style:parent-style-name="Standard">
      <style:paragraph-properties fo:keep-together="auto" fo:orphans="0" fo:widows="0" fo:keep-with-next="auto"/>
      <style:text-properties style:font-name="DejaVu Serif Condensed" fo:font-size="11pt" style:font-size-asian="11pt" style:font-size-complex="11pt"/>
    </style:style>
    <style:style style:name="P5" style:family="paragraph" style:parent-style-name="Standard" style:master-page-name="Standard">
      <style:paragraph-properties fo:keep-together="auto" fo:orphans="0" fo:widows="0" style:page-number="auto" fo:keep-with-next="auto"/>
      <style:text-properties style:font-name="DejaVu Serif Condensed" fo:font-size="11pt" fo:font-weight="bold" style:font-size-asian="11pt" style:font-weight-asian="bold" style:font-size-complex="11pt" style:font-weight-complex="bold"/>
    </style:style>
    <style:style style:name="P6" style:family="paragraph" style:parent-style-name="Standard">
      <style:paragraph-properties fo:orphans="0" fo:widows="0"/>
      <style:text-properties fo:font-weight="normal" officeooo:paragraph-rsid="001892d0" style:font-weight-asian="normal" style:font-weight-complex="normal"/>
    </style:style>
    <style:style style:name="P7" style:family="paragraph" style:parent-style-name="Standard">
      <style:paragraph-properties fo:keep-together="auto" fo:orphans="0" fo:widows="0" fo:keep-with-next="auto"/>
      <style:text-properties style:font-name="DejaVu Serif Condensed" fo:font-size="11pt" officeooo:rsid="001892d0" officeooo:paragraph-rsid="001892d0"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892d0" style:font-weight-asian="bold" style:font-weight-complex="bold"/>
    </style:style>
    <style:style style:name="T3" style:family="text">
      <style:text-properties style:font-name="DejaVu Serif Condensed" fo:font-size="11pt" style:font-size-asian="11pt" style:font-size-complex="11pt"/>
    </style:style>
    <style:style style:name="T4" style:family="text">
      <style:text-properties style:font-name="DejaVu Serif Condensed" fo:font-size="11pt" officeooo:rsid="001892d0" style:font-size-asian="11pt" style:font-size-complex="11pt"/>
    </style:style>
    <style:style style:name="T5" style:family="text">
      <style:text-properties fo:font-weight="normal" style:font-weight-asian="normal" style:font-weight-complex="normal"/>
    </style:style>
    <style:style style:name="T6" style:family="text">
      <style:text-properties officeooo:rsid="001892d0"/>
    </style:style>
    <style:style style:name="T7" style:family="text">
      <style:text-properties officeooo:rsid="0019f3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TREFF</text:p>
      <text:p text:style-name="P1">Reservierungsbestätigung für <text:span text:style-name="T7">&lt;PROJEKTTITEL&gt;</text:span></text:p>
      <text:p text:style-name="P4"/>
      <text:p text:style-name="P4"/>
      <text:p text:style-name="P2">TEXT</text:p>
      <text:p text:style-name="P4">Hallo <text:span text:style-name="T6">&lt;</text:span>Name<text:span text:style-name="T6">&gt;</text:span>, </text:p>
      <text:p text:style-name="P4"/>
      <text:p text:style-name="P4">wir freuen uns, dass du das Lastenrad nutzen möchtest und bestätigen dir hiermit die Reservierung von <text:span text:style-name="T6">&lt;</text:span>Datum, Uhrzeit<text:span text:style-name="T6">&gt;</text:span> bis <text:span text:style-name="T6">&lt;</text:span>Datum, Uhrzeit<text:span text:style-name="T6">&gt;</text:span>.</text:p>
      <text:p text:style-name="P4"/>
      <text:p text:style-name="P4">Bitte hol das Lastenrad <text:span text:style-name="T5">pünktlich</text:span> bei der Verleihstation <text:span text:style-name="T6">&lt;</text:span>Name, Adresse, evtl. OpenStreetMap-Link<text:span text:style-name="T6">&gt;</text:span> ab und bring es auch <text:span text:style-name="T1">pünktlich</text:span> wieder zurück.</text:p>
      <text:p text:style-name="P1"/>
      <text:p text:style-name="P1">Bitte bring bei der Abholung einen <text:span text:style-name="T1">Lichtbildausweis</text:span> mit, da wir uns aus rechtlichen Gründen deine Daten notieren müssen. Im Anhang findest du die Nutzungsbedingungen für Das Lastenrad Graz, die du bei der Abholung akzeptierst.</text:p>
      <text:p text:style-name="P4"/>
      <text:p text:style-name="P4">Zur Verifizierung deiner Reservierung benötigst du ein Losungswort, das du an der Verleihstation nennst. Dein individuelles <text:span text:style-name="T1">Losungswort lautet </text:span><text:span text:style-name="T2">&lt;LOSUNGSWORT&gt;</text:span></text:p>
      <text:p text:style-name="P1"/>
      <text:p text:style-name="P1">Der Verleih des Lastenrades ist selbstverständlich kostenlos. Wenn du das Lastenrad gut findest und unseren Verein zur Förderung von Lastenrädern unterstützen möchtest, freuen wir uns über eine kleine Spende, die wir zur Bezahlung von Wartung und Reparaturen verwenden. (Bei der Verleihstation findest du eine Spendenbox.)</text:p>
      <text:p text:style-name="P1"/>
      <text:p text:style-name="P1">Wir würden uns freuen, wenn du uns ein Foto und ein paar Erfahrungen zu deinem Lastenrad-Transport/Ausflug per E-Mail schicken (<text:span text:style-name="T6">&lt;EMAIL&gt;</text:span>) oder auf unsere Facebook-Seite posten würdest (<text:span text:style-name="T6">&lt;FACEBOOK-LINK&gt;)</text:span>. Damit möchten wir anderen Menschen zeigen, was man mit einem Lastenrad alles machen kann.</text:p>
      <text:p text:style-name="P3"/>
      <text:p text:style-name="P6"><text:span text:style-name="T3">Solltest du Fragen haben, schreib uns bitte ein E-Mail: </text:span><text:span text:style-name="T4">&lt;EMAIL&gt;</text:span></text:p>
      <text:p text:style-name="P4"/>
      <text:p text:style-name="P4">Viel Spaß mit dem Lastenrad und eine gute Fahrt wünscht dir</text:p>
      <text:p text:style-name="P7">&lt;ABSENDER&gt;</text:p>
      <text:p text:style-name="P4"/>
      <text:p text:style-name="P7">&lt;ORGANISATION&gt;</text:p>
      <text:p text:style-name="P1"/>
      <text:p text:style-name="P2">ANHANG</text:p>
      <text:p text:style-name="P1">Nutzungsbeding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 style:family="paragraph" style:default-outline-level="" style:list-style-name="">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writing-mode="lr-tb"/>
      <style:text-properties fo:font-variant="normal" fo:text-transform="none" fo:color="#000000" style:text-line-through-style="none" style:text-line-through-type="none" style:text-position="0% 100%" style:font-name="Arial1"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style>
    <style:style style:name="Heading_20_1" style:display-name="Heading 1" style:family="paragraph" style:parent-style-name="normal" style:next-style-name="Text_20_body" style:default-outline-level="1" style:list-style-name="" style:class="text">
      <style:paragraph-properties fo:margin-top="0.353cm" fo:margin-bottom="0cm" loext:contextual-spacing="false" fo:line-height="100%" fo:keep-together="auto" fo:orphans="0" fo:widows="0" fo:keep-with-next="auto"/>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normal" style:next-style-name="Text_20_body" style:default-outline-level="2" style:list-style-name="" style:class="text">
      <style:paragraph-properties fo:margin-top="0.353cm" fo:margin-bottom="0cm" loext:contextual-spacing="false" fo:line-height="100%" fo:keep-together="auto" fo:orphans="0" fo:widows="0" fo:keep-with-next="auto"/>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Text_20_body" style:default-outline-level="3" style:list-style-name="" style:class="text">
      <style:paragraph-properties fo:margin-top="0.282cm" fo:margin-bottom="0cm" loext:contextual-spacing="fals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normal" style:next-style-name="Text_20_body" style:default-outline-level="4" style:list-style-name="" style:class="text">
      <style:paragraph-properties fo:margin-top="0.282cm" fo:margin-bottom="0cm" loext:contextual-spacing="fals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5" style:display-name="Heading 5" style:family="paragraph" style:parent-style-name="normal" style:next-style-name="Text_20_body" style:default-outline-level="5" style:list-style-name="" style:class="text">
      <style:paragraph-properties fo:margin-top="0.282cm" fo:margin-bottom="0cm" loext:contextual-spacing="fals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6" style:display-name="Heading 6" style:family="paragraph" style:parent-style-name="normal" style:next-style-name="Text_20_body" style:default-outline-level="6" style:list-style-name="" style:class="text">
      <style:paragraph-properties fo:margin-top="0.282cm" fo:margin-bottom="0cm" loext:contextual-spacing="fals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style>
    <style:style style:name="Title" style:family="paragraph" style:parent-style-name="normal" style:next-style-name="Subtitle" style:default-outline-level="" style:list-style-name="" style:class="chapter">
      <style:paragraph-properties fo:margin-top="0cm" fo:margin-bottom="0cm" loext:contextual-spacing="false" fo:line-height="100%" fo:text-align="start" style:justify-single-word="false" fo:keep-together="auto" fo:orphans="0" fo:widows="0" fo:keep-with-next="auto"/>
      <style:text-properties style:font-name="Trebuchet MS" fo:font-family="'Trebuchet MS'" style:font-family-generic="roman" style:font-pitch="variable" fo:font-size="21pt" fo:font-weight="bold" style:font-name-asian="Trebuchet MS1" style:font-family-asian="'Trebuchet MS'" style:font-family-generic-asian="system" style:font-pitch-asian="variable" style:font-size-asian="21pt" style:font-weight-asian="bold" style:font-name-complex="Trebuchet MS1" style:font-family-complex="'Trebuchet MS'" style:font-family-generic-complex="system" style:font-pitch-complex="variable"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loext:contextual-spacing="false" fo:line-height="100%" fo:text-align="start" style:justify-single-word="false"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x</dc:title>
    <meta:generator>LibreOffice/4.3.3.2$Linux_X86_64 LibreOffice_project/430m0$Build-2</meta:generator>
    <dc:date>2015-02-24T20:07:12.207885652</dc:date>
    <meta:editing-duration>PT35M59S</meta:editing-duration>
    <meta:editing-cycles>11</meta:editing-cycles>
    <meta:document-statistic meta:table-count="0" meta:image-count="0" meta:object-count="0" meta:page-count="1" meta:paragraph-count="16" meta:word-count="212" meta:character-count="1518" meta:non-whitespace-character-count="1321"/>
  </office:meta>
</office:document-meta>
</file>